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22_15-40-51_000.jpg</text:p>
          </table:table-cell>
          <table:table-cell table:style-name="ce2" office:value-type="string">
            <text:p>:m other / ソーテック / 修理メモ / 「試験記録書」 / NL-05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1-22_15-38-03_000.jpg</text:p>
          </table:table-cell>
          <table:table-cell table:style-name="ce2" office:value-type="string">
            <text:p>:m other / ソーテック / 修理メモ / 「試験記録書」 / VA-1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1-22_14-44-07_000.jpg</text:p>
          </table:table-cell>
          <table:table-cell table:style-name="ce3" office:value-type="string">
            <text:p>:m 保管場所 /　ワイシャツ　/ プラスチックのボックス　押入れの中　右側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7-01-22_14-36-51_000.jpg</text:p>
          </table:table-cell>
          <table:table-cell office:value-type="string">
            <text:p>:m other / ソーテック / 修理メモ / 「試験記録書」 / NL-02 / 3*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1-22_14-36-18_000.jpg</text:p>
          </table:table-cell>
          <table:table-cell table:style-name="ce2" office:value-type="string">
            <text:p>:m other / ソーテック / 修理メモ / 「試験記録書」 / NL-02 / 1-2*3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7-01-22_14-35-26_000.jpg</text:p>
          </table:table-cell>
          <table:table-cell office:value-type="string">
            <text:p>:m other / ソーテック / 修理メモ / １月１９日　D-3~4*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1-22_14-34-45_000.jpg</text:p>
          </table:table-cell>
          <table:table-cell table:style-name="ce2" office:value-type="string">
            <text:p>:m other / ソーテック / 修理メモ / １月１９日　D-1~2*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1-22_12-10-09_000.jpg</text:p>
          </table:table-cell>
          <table:table-cell table:style-name="ce2" office:value-type="string">
            <text:p>:m other / ソーテック / 修理メモ 清書版　/ 「朝やること」 / A-1*1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7-01-22_12-09-10_000.jpg</text:p>
          </table:table-cell>
          <table:table-cell office:value-type="string">
            <text:p>:m other / ソーテック / 修理メモ 清書版　/ NL-05A / 7~8*8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7-01-22_12-08-32_000.jpg</text:p>
          </table:table-cell>
          <table:table-cell office:value-type="string">
            <text:p>:m other / ソーテック / 修理メモ 清書版　/ NL-05A / 5~6*8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7-01-22_12-07-51_000.jpg</text:p>
          </table:table-cell>
          <table:table-cell office:value-type="string">
            <text:p>:m other / ソーテック / 修理メモ 清書版　/ NL-05A / 3~4*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1-22_12-06-55_000.jpg</text:p>
          </table:table-cell>
          <table:table-cell table:style-name="ce2" office:value-type="string">
            <text:p>:m other / ソーテック / 修理メモ 清書版　/ NL-05A / 1~2*8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7-01-22_12-06-24_000.jpg</text:p>
          </table:table-cell>
          <table:table-cell office:value-type="string">
            <text:p>:m other / ソーテック / 修理メモ 清書版　/ VA-12 / 5*5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7-01-22_12-05-59_000.jpg</text:p>
          </table:table-cell>
          <table:table-cell office:value-type="string">
            <text:p>:m other / ソーテック / 修理メモ 清書版　/ VA-12 / 3~4*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1-22_12-04-33_000.jpg</text:p>
          </table:table-cell>
          <table:table-cell table:style-name="ce2" office:value-type="string">
            <text:p>:m other / ソーテック / 修理メモ 清書版　/ VA-12 / 1~2*5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7-01-22_11-55-31_000.jpg</text:p>
          </table:table-cell>
          <table:table-cell office:value-type="string">
            <text:p>:m other / ソーテック / 修理メモ / １月１９日　D-3~4*4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7-01-22_11-55-14_000.jpg</text:p>
          </table:table-cell>
          <table:table-cell office:value-type="string">
            <text:p>:m other / ソーテック / 修理メモ / １月１９日　D-1~2*4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7-01-22_11-47-56_000.jpg</text:p>
          </table:table-cell>
          <table:table-cell office:value-type="string">
            <text:p>:m other / ソーテック / 修理メモ / １月１９日　B-3*3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2017-01-22_11-47-35_000.jpg</text:p>
          </table:table-cell>
          <table:table-cell office:value-type="string">
            <text:p>:m other / ソーテック / 修理メモ / １月１９日　B-1~2*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1-22_10-12-47_000.jpg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1-22_09-22-11_000.jpg</text:p>
          </table:table-cell>
          <table:table-cell table:style-name="ce2" office:value-type="string">
            <text:p>:m 見た夢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2017/01/22</text:date>, <text:time>16:05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6:05:10.06</dc:date>
    <dc:creator>岩淵 謙</dc:creator>
    <meta:generator>OpenOffice/4.1.3$Win32 OpenOffice.org_project/413m1$Build-9783</meta:generator>
    <meta:editing-duration>PT12M2S</meta:editing-duration>
    <meta:editing-cycles>11</meta:editing-cycles>
    <meta:document-statistic meta:table-count="1" meta:cell-count="65" meta:object-count="0"/>
    <meta:user-defined meta:name="qrichtext">1</meta:user-defined>
  </office:meta>
</office:document-meta>
</file>